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781cm" svg:y1="0.15cm" svg:x2="1.773cm" svg:y2="2cm">
            <text:p/>
          </draw:line>
          <draw:line draw:style-name="gr2" draw:text-style-name="P1" draw:layer="layout" svg:x1="1.778cm" svg:y1="0.2cm" svg:x2="0cm" svg:y2="0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21:45:58.16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3"/>
  </office:meta>
</office:document-meta>
</file>